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 </text:span></text:p>
      <text:p text:style-name="P1"><text:span text:style-name="T1">&lt;html&gt; </text:span></text:p>
      <text:p text:style-name="P1"><text:span text:style-name="T1">&lt;head&gt; </text:span></text:p>
      <text:p text:style-name="P1"><text:span text:style-name="T1">    &lt;meta charset="utf-8" /&gt; </text:span></text:p>
      <text:p text:style-name="P1"><text:span text:style-name="T1">    &lt;title&gt;premier programme!&lt;/title&gt; </text:span></text:p>
      <text:p text:style-name="P1"><text:span text:style-name="T1">&lt;/head&gt; </text:span></text:p>
      <text:p text:style-name="P1"><text:span text:style-name="T1"/></text:p>
      <text:p text:style-name="P1"><text:span text:style-name="T1">&lt;body&gt; </text:span></text:p>
      <text:p text:style-name="P1"><text:span text:style-name="T1"/></text:p>
      <text:p text:style-name="P1"><text:span text:style-name="T1">    &lt;script&gt; </text:span></text:p>
      <text:p text:style-name="P1"><text:span text:style-name="T1">       var etage = parseInt(prompt("Entrez l'étage où l'ascenseur doit se rendre (de -2 à 30) :")); </text:span></text:p>
      <text:p text:style-name="P1"><text:span text:style-name="T1"/></text:p>
      <text:p text:style-name="P1"><text:span text:style-name="T1">       if (etage == 0) { </text:span></text:p>
      <text:p text:style-name="P1"><text:span text:style-name="T1"/></text:p>
      <text:p text:style-name="P1"><text:span text:style-name="T1">            alert('Vous vous trouvez déjà au rez-de-chaussée.'); </text:span></text:p>
      <text:p text:style-name="P1"><text:span text:style-name="T1"/></text:p>
      <text:p text:style-name="P1"><text:span text:style-name="T1">       } else if (-2 &lt;= etage &amp;&amp; etage &lt;= 30) { </text:span></text:p>
      <text:p text:style-name="P1"><text:span text:style-name="T1"/></text:p>
      <text:p text:style-name="P1"><text:span text:style-name="T1">                alert("Direction l'étage n°" + etage + ' !'); </text:span></text:p>
      <text:p text:style-name="P1"><text:span text:style-name="T1">           } else { </text:span></text:p>
      <text:p text:style-name="P1"><text:span text:style-name="T1">                alert("L'étage spécifié n'existe pas."); </text:span></text:p>
      <text:p text:style-name="P1"><text:span text:style-name="T1">               } </text:span></text:p>
      <text:p text:style-name="P1"><text:span text:style-name="T1"/></text:p>
      <text:p text:style-name="P1"><text:span text:style-name="T1">    &lt;/script&gt; </text:span></text:p>
      <text:p text:style-name="P1"><text:span text:style-name="T1"/></text:p>
      <text:p text:style-name="P1"><text:span text:style-name="T1">&lt;/body&gt; 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